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CAXEIRA_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05 USF MAIS MACAXEIRA BURIT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ACAXEIRA IV, 00024008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40M0S" table:style-name="ce3">
            <text:p>16:40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CE SANTO SILVA</text:p>
          </table:table-cell>
          <table:table-cell office:value-type="date" office:date-value="2004-03-24T00:00:00" table:style-name="ce2">
            <text:p>24/03/2004</text:p>
          </table:table-cell>
          <table:table-cell office:value-type="string" table:style-name="ce1">
            <text:p>21 anos e 5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2.060.574-78</text:p>
          </table:table-cell>
          <table:table-cell office:value-type="float" office:value="704308502043190" table:style-name="ce1">
            <text:p>7,04309E+14</text:p>
          </table:table-cell>
          <table:table-cell office:value-type="string" table:style-name="ce1">
            <text:p>(81) 98335-87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uís josé da cunh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CS GLAU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8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117/77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KESSIA BRAZ BATISTA</text:p>
          </table:table-cell>
          <table:table-cell office:value-type="date" office:date-value="1997-08-28T00:00:00" table:style-name="ce2">
            <text:p>28/08/1997</text:p>
          </table:table-cell>
          <table:table-cell office:value-type="string" table:style-name="ce1">
            <text:p>28 ano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6.159.244-33</text:p>
          </table:table-cell>
          <table:table-cell office:value-type="float" office:value="703404544256300" table:style-name="ce1">
            <text:p>7,03405E+14</text:p>
          </table:table-cell>
          <table:table-cell office:value-type="string" table:style-name="ce1">
            <text:p>(81) 98747-03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32-55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ilermano melo do nascimento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5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45" table:style-name="ce1">
            <text:p>66,45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98/66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Habitual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A MARIA FEREIRA DE OLIVEIRA</text:p>
          </table:table-cell>
          <table:table-cell office:value-type="date" office:date-value="1994-10-24T00:00:00" table:style-name="ce2">
            <text:p>24/10/1994</text:p>
          </table:table-cell>
          <table:table-cell office:value-type="string" table:style-name="ce1">
            <text:p>30 anos e 10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678.424-05</text:p>
          </table:table-cell>
          <table:table-cell office:value-type="float" office:value="706206535269266" table:style-name="ce1">
            <text:p>7,06207E+14</text:p>
          </table:table-cell>
          <table:table-cell office:value-type="string" table:style-name="ce1">
            <text:p>(81) 99649-51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 gilberto gouveia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ACS GLAU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2" table:style-name="ce1">
            <text:p>69,2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NE MARIA DA SILVA</text:p>
          </table:table-cell>
          <table:table-cell office:value-type="date" office:date-value="1998-07-29T00:00:00" table:style-name="ce2">
            <text:p>29/07/1998</text:p>
          </table:table-cell>
          <table:table-cell office:value-type="string" table:style-name="ce1">
            <text:p>27 anos e 1 mê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6.210.904-77</text:p>
          </table:table-cell>
          <table:table-cell office:value-type="float" office:value="704205775783781" table:style-name="ce1">
            <text:p>7,04206E+14</text:p>
          </table:table-cell>
          <table:table-cell office:value-type="string" table:style-name="ce1">
            <text:p>(81) 99428-46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ão roberto borges de souz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176" table:style-name="ce1">
            <text:p>176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00/6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LITA MAIARA DA SILVA</text:p>
          </table:table-cell>
          <table:table-cell office:value-type="date" office:date-value="1992-12-05T00:00:00" table:style-name="ce2">
            <text:p>05/12/1992</text:p>
          </table:table-cell>
          <table:table-cell office:value-type="string" table:style-name="ce1">
            <text:p>32 anos e 8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1.804.954-38</text:p>
          </table:table-cell>
          <table:table-cell office:value-type="float" office:value="705206452280973" table:style-name="ce1">
            <text:p>7,05206E+14</text:p>
          </table:table-cell>
          <table:table-cell office:value-type="string" table:style-name="ce1">
            <text:p>(81) 98654-91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54-91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colau jerônimo de barros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1* ANDAR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9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3" table:style-name="ce1">
            <text:p>59,3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0/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DA SILVA FERREIRA</text:p>
          </table:table-cell>
          <table:table-cell office:value-type="date" office:date-value="2002-02-02T00:00:00" table:style-name="ce2">
            <text:p>02/02/2002</text:p>
          </table:table-cell>
          <table:table-cell office:value-type="string" table:style-name="ce1">
            <text:p>23 anos e 6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1.029.704-93</text:p>
          </table:table-cell>
          <table:table-cell office:value-type="float" office:value="898005141329986" table:style-name="ce1">
            <text:p>8,98005E+14</text:p>
          </table:table-cell>
          <table:table-cell office:value-type="string" table:style-name="ce1">
            <text:p>(81) 98878-63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colau jerônimo de barros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9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7" table:style-name="ce1">
            <text:p>59,7</text:p>
          </table:table-cell>
          <table:table-cell office:value-type="float" office:value="160" table:style-name="ce1">
            <text:p>160</text:p>
          </table:table-cell>
          <table:table-cell office:value-type="date" office:date-value="2025-03-10T00:00:00" table:style-name="ce2">
            <text:p>10/03/2025</text:p>
          </table:table-cell>
          <table:table-cell office:value-type="string" table:style-name="ce1">
            <text:p>100/60</text:p>
          </table:table-cell>
          <table:table-cell office:value-type="date" office:date-value="2025-03-10T00:00:00" table:style-name="ce2">
            <text:p>10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 MARIA LIMA DA SILVA</text:p>
          </table:table-cell>
          <table:table-cell office:value-type="date" office:date-value="1994-08-12T00:00:00" table:style-name="ce2">
            <text:p>12/08/1994</text:p>
          </table:table-cell>
          <table:table-cell office:value-type="string" table:style-name="ce1">
            <text:p>31 ano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306.854-79</text:p>
          </table:table-cell>
          <table:table-cell office:value-type="float" office:value="700001671052506" table:style-name="ce1">
            <text:p>7,00002E+14</text:p>
          </table:table-cell>
          <table:table-cell office:value-type="string" table:style-name="ce1">
            <text:p>(81) 98422-91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22-914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sé carlos novaes da mata machado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4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156" table:style-name="ce1">
            <text:p>156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Alto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PHANNIE RAYANE LEITE DA SILVA</text:p>
          </table:table-cell>
          <table:table-cell office:value-type="date" office:date-value="2001-05-22T00:00:00" table:style-name="ce2">
            <text:p>22/05/2001</text:p>
          </table:table-cell>
          <table:table-cell office:value-type="string" table:style-name="ce1">
            <text:p>24 anos e 3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-</text:p>
          </table:table-cell>
          <table:table-cell office:value-type="float" office:value="701006806075692" table:style-name="ce1">
            <text:p>7,01007E+14</text:p>
          </table:table-cell>
          <table:table-cell office:value-type="string" table:style-name="ce1">
            <text:p>(81) 98360-95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sé carlos novaes da mata machado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4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2" table:style-name="ce1">
            <text:p>51,2</text:p>
          </table:table-cell>
          <table:table-cell office:value-type="float" office:value="162" table:style-name="ce1">
            <text:p>162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100/68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Habitual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HALIA FARIAS VIEIRA</text:p>
          </table:table-cell>
          <table:table-cell office:value-type="date" office:date-value="1993-10-02T00:00:00" table:style-name="ce2">
            <text:p>02/10/1993</text:p>
          </table:table-cell>
          <table:table-cell office:value-type="string" table:style-name="ce1">
            <text:p>31 anos e 10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696.414-08</text:p>
          </table:table-cell>
          <table:table-cell office:value-type="float" office:value="700107909264619" table:style-name="ce1">
            <text:p>7,00108E+14</text:p>
          </table:table-cell>
          <table:table-cell office:value-type="string" table:style-name="ce1">
            <text:p>(81) 99675-04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manoel bezerra dos santo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4" table:style-name="ce1">
            <text:p>83,4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20/8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IANE FARIAS DANTAS SILVA</text:p>
          </table:table-cell>
          <table:table-cell office:value-type="date" office:date-value="1993-10-14T00:00:00" table:style-name="ce2">
            <text:p>14/10/1993</text:p>
          </table:table-cell>
          <table:table-cell office:value-type="string" table:style-name="ce1">
            <text:p>31 anos e 10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0.044.564-59</text:p>
          </table:table-cell>
          <table:table-cell office:value-type="float" office:value="700003410772000" table:style-name="ce1">
            <text:p>7,00003E+14</text:p>
          </table:table-cell>
          <table:table-cell office:value-type="string" table:style-name="ce1">
            <text:p>(81) 98203-82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manoel bezerra dos santo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2" table:style-name="ce1">
            <text:p>90,2</text:p>
          </table:table-cell>
          <table:table-cell office:value-type="float" office:value="167" table:style-name="ce1">
            <text:p>167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104/68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OLIVEIRA DA SILVA</text:p>
          </table:table-cell>
          <table:table-cell office:value-type="date" office:date-value="1998-04-28T00:00:00" table:style-name="ce2">
            <text:p>28/04/1998</text:p>
          </table:table-cell>
          <table:table-cell office:value-type="string" table:style-name="ce1">
            <text:p>27 anos e 4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472.414-28</text:p>
          </table:table-cell>
          <table:table-cell office:value-type="float" office:value="898002057770682" table:style-name="ce1">
            <text:p>8,98002E+14</text:p>
          </table:table-cell>
          <table:table-cell office:value-type="string" table:style-name="ce1">
            <text:p>(81) 98774-4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manoel bezerra dos sant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1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151" table:style-name="ce1">
            <text:p>151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8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48:32Z</meta:creation-date>
    <dc:date>2025-09-16T19:48:32Z</dc:date>
  </office:meta>
</office:document-meta>
</file>